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Untitled1" style:base-cell-address="Sheet1.A1"/>
      <style:map style:condition="cell-content()=1" style:apply-style-name="Untitled2" style:base-cell-address="Sheet1.A1"/>
      <style:map style:condition="cell-content()=2" style:apply-style-name="Untitled3" style:base-cell-address="Sheet1.A1"/>
      <style:map style:condition="cell-content()=3" style:apply-style-name="Untitled4" style:base-cell-address="Sheet1.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calcext:conditional-formats>
          <calcext:conditional-format calcext:target-range-address="Sheet1.A1:Sheet1.L12">
            <calcext:condition calcext:apply-style-name="Untitled1" calcext:value="=0" calcext:base-cell-address="Sheet1.A1"/>
            <calcext:condition calcext:apply-style-name="Untitled2" calcext:value="=1" calcext:base-cell-address="Sheet1.A1"/>
            <calcext:condition calcext:apply-style-name="Untitled3" calcext:value="=2" calcext:base-cell-address="Sheet1.A1"/>
            <calcext:condition calcext:apply-style-name="Untitled4" calcext:value="=3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ff" style:vertical-justify="auto"/>
      <style:paragraph-properties css3t:text-justify="auto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cc33"/>
    </style:style>
    <style:style style:name="Untitled4" style:family="table-cell" style:parent-style-name="Default">
      <style:table-cell-properties fo:background-color="#0000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9:31:34.380494296</meta:creation-date>
    <dc:date>2016-05-10T19:53:27.279300319</dc:date>
    <meta:editing-duration>PT6M42S</meta:editing-duration>
    <meta:editing-cycles>1</meta:editing-cycles>
    <meta:document-statistic meta:table-count="1" meta:cell-count="144" meta:object-count="0"/>
    <meta:generator>LibreOffice/4.2.8.2$Linux_X86_64 LibreOffice_project/420m0$Build-2</meta:generator>
  </office:meta>
</office:document-meta>
</file>